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5" style:parent-style-name="Graphics">
      <style:graphic-properties draw:fill="none" draw:stroke="non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7" style:parent-style-name="Graphics">
      <style:graphic-properties draw:fill="none" draw:stroke="non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 style:parent-style-name="Graphics">
      <style:graphic-properties draw:fill="none" draw:stroke="non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1" style:parent-style-name="Graphics">
      <style:graphic-properties draw:fill="none" draw:stroke="non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3" style:parent-style-name="Graphics">
      <style:graphic-properties draw:fill="none" draw:stroke="non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5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80" draw:master-page-name="Master1-Layout1-title-Címdia" presentation:presentation-page-layout-name="Master1-PPL1" draw:id="Slide-256">
        <draw:frame draw:id="id63" draw:style-name="a381" draw:name="Kép 4" svg:x="1.97917in" svg:y="0in" svg:width="9.375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2" draw:master-page-name="Master1-Layout2-obj-Cím-és-tartalom" presentation:presentation-page-layout-name="Master1-PPL2" draw:id="Slide-257">
        <draw:frame draw:id="id64" draw:style-name="a383" draw:name="Kép 12" svg:x="1.97917in" svg:y="0in" svg:width="9.375in" svg:height="7.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384" draw:master-page-name="Master1-Layout2-obj-Cím-és-tartalom" presentation:presentation-page-layout-name="Master1-PPL2" draw:id="Slide-258">
        <draw:frame draw:id="id65" draw:style-name="a385" draw:name="Kép 4" svg:x="1.97917in" svg:y="0in" svg:width="9.375in" svg:height="7.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86" draw:master-page-name="Master1-Layout2-obj-Cím-és-tartalom" presentation:presentation-page-layout-name="Master1-PPL2" draw:id="Slide-259">
        <draw:frame draw:id="id66" draw:style-name="a387" draw:name="Kép 4" svg:x="1.97917in" svg:y="0in" svg:width="9.375in" svg:height="7.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388" draw:master-page-name="Master1-Layout2-obj-Cím-és-tartalom" presentation:presentation-page-layout-name="Master1-PPL2" draw:id="Slide-260">
        <draw:frame draw:id="id67" draw:style-name="a389" draw:name="Kép 4" svg:x="1.97917in" svg:y="0in" svg:width="9.375in" svg:height="7.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390" draw:master-page-name="Master1-Layout2-obj-Cím-és-tartalom" presentation:presentation-page-layout-name="Master1-PPL2" draw:id="Slide-261">
        <draw:frame draw:id="id68" draw:style-name="a391" draw:name="Kép 4" svg:x="1.97917in" svg:y="0in" svg:width="9.375in" svg:height="7.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392" draw:master-page-name="Master1-Layout2-obj-Cím-és-tartalom" presentation:presentation-page-layout-name="Master1-PPL2" draw:id="Slide-262">
        <draw:frame draw:id="id69" draw:style-name="a393" draw:name="Kép 4" svg:x="1.97917in" svg:y="0in" svg:width="9.375in" svg:height="7.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394" draw:master-page-name="Master1-Layout2-obj-Cím-és-tartalom" presentation:presentation-page-layout-name="Master1-PPL2" draw:id="Slide-263">
        <draw:frame draw:id="id70" draw:style-name="a395" draw:name="Kép 4" svg:x="1.97917in" svg:y="0in" svg:width="9.375in" svg:height="7.5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Cím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Cím és tartalom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zakaszfejléc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2 tartalomrész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Összehasonlítás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Csak cím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Üres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Tartalomrész képaláírással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Kép képaláírással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Cím és függőleges szöveg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Függőleges cím és szöveg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.</number:text>
      <number:month number:style="long" number:calendar="gregorian"/>
      <number:text>.</number:text>
      <number:day number:style="long" number:calendar="gregorian"/>
      <number:text>.</number:text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.</number:text>
      <number:month number:style="long" number:calendar="gregorian"/>
      <number:text>.</number:text>
      <number:day number:style="long" number:calendar="gregorian"/>
      <number:text>.</number:text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.</number:text>
      <number:month number:style="long" number:calendar="gregorian"/>
      <number:text>.</number:text>
      <number:day number:style="long" number:calendar="gregorian"/>
      <number:text>.</number:text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.</number:text>
      <number:month number:style="long" number:calendar="gregorian"/>
      <number:text>.</number:text>
      <number:day number:style="long" number:calendar="gregorian"/>
      <number:text>.</number:text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.</number:text>
      <number:month number:style="long" number:calendar="gregorian"/>
      <number:text>.</number:text>
      <number:day number:style="long" number:calendar="gregorian"/>
      <number:text>.</number:text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.</number:text>
      <number:month number:style="long" number:calendar="gregorian"/>
      <number:text>.</number:text>
      <number:day number:style="long" number:calendar="gregorian"/>
      <number:text>.</number:text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.</number:text>
      <number:month number:style="long" number:calendar="gregorian"/>
      <number:text>.</number:text>
      <number:day number:style="long" number:calendar="gregorian"/>
      <number:text>.</number:text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.</number:text>
      <number:month number:style="long" number:calendar="gregorian"/>
      <number:text>.</number:text>
      <number:day number:style="long" number:calendar="gregorian"/>
      <number:text>.</number:text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.</number:text>
      <number:month number:style="long" number:calendar="gregorian"/>
      <number:text>.</number:text>
      <number:day number:style="long" number:calendar="gregorian"/>
      <number:text>.</number:text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.</number:text>
      <number:month number:style="long" number:calendar="gregorian"/>
      <number:text>.</number:text>
      <number:day number:style="long" number:calendar="gregorian"/>
      <number:text>.</number:text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.</number:text>
      <number:month number:style="long" number:calendar="gregorian"/>
      <number:text>.</number:text>
      <number:day number:style="long" number:calendar="gregorian"/>
      <number:text>.</number:text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.</number:text>
      <number:month number:style="long" number:calendar="gregorian"/>
      <number:text>.</number:text>
      <number:day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Office-téma" style:page-layout-name="pageLayout1" draw:style-name="a0">
      <draw:frame draw:id="id0" presentation:style-name="a4" draw:name="Cím hely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intacím szerkesztése</text:span><text:span text:style-name="a2" text:class-names=""/></text:p>
        </draw:text-box>
        <svg:title/>
        <svg:desc/>
      </draw:frame>
      <draw:frame draw:id="id1" presentation:style-name="a21" draw:name="Szöveg hely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intaszöveg szerkesztés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Második szint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Ötödik szint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átum hely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Élőláb hely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Dia számának hely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Címdia" style:page-layout-name="pageLayout1" draw:style-name="a34">
      <draw:frame draw:id="id5" presentation:style-name="a38" draw:name="Cím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intacím szerkesztése</text:span><text:span text:style-name="a36" text:class-names=""/></text:p>
        </draw:text-box>
        <svg:title/>
        <svg:desc/>
      </draw:frame>
      <draw:frame draw:id="id6" presentation:style-name="a42" draw:name="Alcím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attintson ide az alcím mintájának szerkesztéséhez</text:span><text:span text:style-name="a40" text:class-names=""/></text:p>
        </draw:text-box>
        <svg:title/>
        <svg:desc/>
      </draw:frame>
      <draw:frame draw:id="id7" presentation:style-name="a47" draw:name="Dátum hely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Élőláb hely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Dia számának hely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Cím-és-tartalom" style:page-layout-name="pageLayout1" draw:style-name="a55">
      <draw:frame draw:id="id10" presentation:style-name="a59" draw:name="Cím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intacím szerkesztése</text:span><text:span text:style-name="a57" text:class-names=""/></text:p>
        </draw:text-box>
        <svg:title/>
        <svg:desc/>
      </draw:frame>
      <draw:frame draw:id="id11" presentation:style-name="a76" draw:name="Tartalom helye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intaszöveg szerkesztés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Második szint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Ötödik szint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átum hely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Élőláb hely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Dia számának hely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zakaszfejléc" style:page-layout-name="pageLayout1" draw:style-name="a89">
      <draw:frame draw:id="id15" presentation:style-name="a93" draw:name="Cím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intacím szerkesztése</text:span><text:span text:style-name="a91" text:class-names=""/></text:p>
        </draw:text-box>
        <svg:title/>
        <svg:desc/>
      </draw:frame>
      <draw:frame draw:id="id16" presentation:style-name="a97" draw:name="Szöveg hely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intaszöveg szerkesztése</text:span></text:p>
            </text:list-item>
          </text:list>
        </draw:text-box>
        <svg:title/>
        <svg:desc/>
      </draw:frame>
      <draw:frame draw:id="id17" presentation:style-name="a102" draw:name="Dátum hely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Élőláb hely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Dia számának hely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2-tartalomrész" style:page-layout-name="pageLayout1" draw:style-name="a110">
      <draw:frame draw:id="id20" presentation:style-name="a114" draw:name="Cím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intacím szerkesztése</text:span><text:span text:style-name="a112" text:class-names=""/></text:p>
        </draw:text-box>
        <svg:title/>
        <svg:desc/>
      </draw:frame>
      <draw:frame draw:id="id21" presentation:style-name="a131" draw:name="Tartalom helye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intaszöveg szerkesztés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Második szint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Ötödik szint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artalom helye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intaszöveg szerkesztés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Második szint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Ötödik szint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átum hely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Élőláb hely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Dia számának hely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Összehasonlítás" style:page-layout-name="pageLayout1" draw:style-name="a161">
      <draw:frame draw:id="id26" presentation:style-name="a165" draw:name="Cím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intacím szerkesztése</text:span><text:span text:style-name="a163" text:class-names=""/></text:p>
        </draw:text-box>
        <svg:title/>
        <svg:desc/>
      </draw:frame>
      <draw:frame draw:id="id27" presentation:style-name="a169" draw:name="Szöveg hely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intaszöveg szerkesztése</text:span></text:p>
            </text:list-item>
          </text:list>
        </draw:text-box>
        <svg:title/>
        <svg:desc/>
      </draw:frame>
      <draw:frame draw:id="id28" presentation:style-name="a186" draw:name="Tartalom helye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intaszöveg szerkesztés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Második szint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Ötödik szint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zöveg hely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intaszöveg szerkesztése</text:span></text:p>
            </text:list-item>
          </text:list>
        </draw:text-box>
        <svg:title/>
        <svg:desc/>
      </draw:frame>
      <draw:frame draw:id="id30" presentation:style-name="a207" draw:name="Tartalom helye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intaszöveg szerkesztés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Második szint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Ötödik szint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átum hely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Élőláb hely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Dia számának hely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Csak-cím" style:page-layout-name="pageLayout1" draw:style-name="a220">
      <draw:frame draw:id="id34" presentation:style-name="a224" draw:name="Cím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intacím szerkesztése</text:span><text:span text:style-name="a222" text:class-names=""/></text:p>
        </draw:text-box>
        <svg:title/>
        <svg:desc/>
      </draw:frame>
      <draw:frame draw:id="id35" presentation:style-name="a229" draw:name="Dátum hely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Élőláb hely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Dia számának hely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Üres" style:page-layout-name="pageLayout1" draw:style-name="a237">
      <draw:frame draw:id="id38" presentation:style-name="a242" draw:name="Dátum hely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Élőláb hely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Dia számának hely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Tartalomrész-képaláírással" style:page-layout-name="pageLayout1" draw:style-name="a250">
      <draw:frame draw:id="id41" presentation:style-name="a254" draw:name="Cím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intacím szerkesztése</text:span><text:span text:style-name="a252" text:class-names=""/></text:p>
        </draw:text-box>
        <svg:title/>
        <svg:desc/>
      </draw:frame>
      <draw:frame draw:id="id42" presentation:style-name="a271" draw:name="Tartalom helye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intaszöveg szerkesztés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Második szint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Ötödik szint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zöveg hely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intaszöveg szerkesztése</text:span></text:p>
            </text:list-item>
          </text:list>
        </draw:text-box>
        <svg:title/>
        <svg:desc/>
      </draw:frame>
      <draw:frame draw:id="id44" presentation:style-name="a280" draw:name="Dátum hely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Élőláb hely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Dia számának hely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Kép-képaláírással" style:page-layout-name="pageLayout1" draw:style-name="a288">
      <draw:frame draw:id="id47" presentation:style-name="a292" draw:name="Cím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intacím szerkesztése</text:span><text:span text:style-name="a290" text:class-names=""/></text:p>
        </draw:text-box>
        <svg:title/>
        <svg:desc/>
      </draw:frame>
      <draw:frame draw:id="id48" presentation:style-name="a295" draw:name="Kép hely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zöveg hely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intaszöveg szerkesztése</text:span></text:p>
            </text:list-item>
          </text:list>
        </draw:text-box>
        <svg:title/>
        <svg:desc/>
      </draw:frame>
      <draw:frame draw:id="id50" presentation:style-name="a304" draw:name="Dátum hely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Élőláb hely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Dia számának hely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Cím-és-függőleges-szöveg" style:page-layout-name="pageLayout1" draw:style-name="a312">
      <draw:frame draw:id="id53" presentation:style-name="a316" draw:name="Cím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intacím szerkesztése</text:span><text:span text:style-name="a314" text:class-names=""/></text:p>
        </draw:text-box>
        <svg:title/>
        <svg:desc/>
      </draw:frame>
      <draw:frame draw:id="id54" presentation:style-name="a333" draw:name="Függőleges szöveg hely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intaszöveg szerkesztés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Második szint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Ötödik szint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átum hely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Élőláb hely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Dia számának hely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Függőleges-cím-és-szöveg" style:page-layout-name="pageLayout1" draw:style-name="a346">
      <draw:frame draw:id="id58" presentation:style-name="a350" draw:name="Függőleges cím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intacím szerkesztése</text:span><text:span text:style-name="a348" text:class-names=""/></text:p>
        </draw:text-box>
        <svg:title/>
        <svg:desc/>
      </draw:frame>
      <draw:frame draw:id="id59" presentation:style-name="a367" draw:name="Függőleges szöveg hely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intaszöveg szerkesztés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Második szint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Ötödik szint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átum hely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Élőláb hely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Dia számának hely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bemutató</dc:title>
    <meta:initial-creator>BENCE</meta:initial-creator>
    <dc:creator>BENCE</dc:creator>
    <meta:creation-date>2019-06-04T11:10:00Z</meta:creation-date>
    <dc:date>2019-06-04T11:12:14Z</dc:date>
    <meta:editing-cycles>1</meta:editing-cycles>
    <meta:editing-duration>PT133S</meta:editing-duration>
    <meta:document-statistic meta:paragraph-count="0" meta:word-count="0"/>
  </office:meta>
</office:document-meta>
</file>